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STIXGeneral" svg:font-family="STIXGenera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d97ed"/>
    </style:style>
    <style:style style:name="P2" style:family="paragraph" style:parent-style-name="Standard">
      <style:text-properties officeooo:rsid="001d97ed" officeooo:paragraph-rsid="001d97ed"/>
    </style:style>
    <style:style style:name="P3" style:family="paragraph" style:parent-style-name="Standard">
      <style:paragraph-properties fo:text-align="center" style:justify-single-word="false"/>
      <style:text-properties officeooo:rsid="001d97ed" officeooo:paragraph-rsid="001d97ed"/>
    </style:style>
    <style:style style:name="T1" style:family="text">
      <style:text-properties officeooo:rsid="001d97ed"/>
    </style:style>
    <style:style style:name="T2" style:family="text">
      <style:text-properties officeooo:rsid="001ec5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گزارش هوش</text:p>
      <text:p text:style-name="P1"/>
      <text:p text:style-name="P1"/>
      <text:p text:style-name="P1"><text:span text:style-name="T1">۱.</text:span>باید از تفاوت های روش back propagationنسبت به روش feed forward به این موضوع اشاره کرد که ما در روش دوم فقط حرکت رو به جلو داریم اما در روش اول اگر نتوانیم جواب نهایی را در یکی از گروه ها طبقه بندی کنیم با عوض کردن اوزان در لایه های ۱ و ۲ دوباره قدم در این راه برمیداریم!این پروسه تا به جایی ادامه می یابد که جواب در یکی از گرپه ها طبقه بندی شود!</text:p>
      <text:p text:style-name="P1"/>
      <text:p text:style-name="P1"><text:span text:style-name="T1">۲</text:span>.یاد گیری ناظر:روشی است که در آن مجموعه ای از جفت ورودی ها ارایه شدهو سیستم تلاش میکند تا تابعی از ورودی به خروجی را فرا گیرد<text:line-break/>یادگیری بدون نظارت:یادگیری بدپن برچسب برای یافتن الگو های پنهان<text:line-break/>یادگیری تشدیدی:ماشین در این نوع از روان شناسی رفتار گرایی الهام میگیرد.در این نوع یادگیری زوجهای صحیح ورودی و خروجی در کار نیست و رفتارهای نا کار آمد نیز از بیرون اصلاح میشوند و دیکر آن که تمرکز زیادی روی کارایی زنده وجود ندارد!<text:line-break/><text:line-break/>۳.پدیده ی نامطلوب آماری که طی آن درجه ی آزادی مدل بسیار بیشتر از درجه ی آزادی واقعی انتخاب شده است٫در نتیجه مدل به جز داده ی پیشفرض ممکن است بر روی داده های دیگر دچار خطای زیاد شود!برای مقابله از دو راه regularization و cross-validation استفاده میکنیم.<text:line-break/></text:p>
      <text:p text:style-name="P1"><text:span text:style-name="T1">۴</text:span>.dropout یک روش جهت کاهش تداخل در شبکه ی عصبی میباشد که این روش به وسیله ی جلوگیری از سازگاری قابل حل است!بسیار کار آمد برای شبکه ی عصبی میباشد!dropoutبه معنای پایین انداختن نودها در یک شبکه ی عصبی میباشد.<text:span text:style-name="T2">در این روش نودهای پایین را با احتمالی نگه میدارند یا حذف میکنند.در روش l2 ما در نهایت هنگام آپدیت کردن وزن ها مقدار w * Lambda زا به وزن ها اضافه میکنیم.</text:span></text:p>
      <text:p text:style-name="P1"/>
      <text:p text:style-name="P2">۵.نمودار ضمیمه شده</text:p>
      <text:p text:style-name="P1"/>
      <text:p text:style-name="P2">۶.recurrent:در این سیستم نورون ها برای حل مسءله با هم هماهنگ عمل میکنند و توسط سیناپس اطلاعات را منتقل میکنند.اسیب دیدگی هر نورون در این شبکه توسط نورون های دیگر جبران میشود و این شبکه قادر به یاد گیری است!<text:line-break/>Convolutional neural:از شبکه های عصبی عمیق که بیشتر برای تحلیل های تصویری یا گفتاری کارایی دارند!<text:line-break/>این شبکه ها نسبت به بقیه ی روش ها دسته بندی تصاویر از پردازش کمتری بهره ور هست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STIXGeneral" svg:font-family="STIXGenera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23:01:52.878538549</meta:creation-date>
    <dc:date>2018-05-17T23:23:54.785724537</dc:date>
    <meta:editing-duration>PT1M11S</meta:editing-duration>
    <meta:editing-cycles>1</meta:editing-cycles>
    <meta:generator>LibreOffice/5.1.6.2$Linux_X86_64 LibreOffice_project/10m0$Build-2</meta:generator>
    <meta:document-statistic meta:table-count="0" meta:image-count="0" meta:object-count="0" meta:page-count="1" meta:paragraph-count="6" meta:word-count="357" meta:character-count="1792" meta:non-whitespace-character-count="1439"/>
  </office:meta>
</office:document-meta>
</file>